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7cm" draw:marker-start-width="0.305cm" draw:marker-end="Arrow" draw:marker-end-width="0.405cm" draw:textarea-horizontal-align="center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svg:stroke-width="0.07cm" draw:marker-start-width="0.305cm" draw:marker-end="Arrow" draw:marker-end-width="0.405cm" draw:textarea-horizontal-align="center" draw:textarea-vertical-align="middle" fo:padding-top="0.16cm" fo:padding-bottom="0.16cm" fo:padding-left="0.285cm" fo:padding-right="0.285cm"/>
    </style:style>
    <style:style style:name="gr3" style:family="graphic" style:parent-style-name="objectwithoutfill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draw:stroke="solid" draw:stroke-dash="Fine_20_Dashed" svg:stroke-width="0.05cm" draw:marker-start="Arrowheads_20_1" draw:marker-start-width="0.275cm" draw:marker-end="Arrowheads_20_1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Fine_20_Dashed" svg:stroke-color="#000000" draw:fill="none" draw:fill-color="#ffffff" fo:min-height="1cm"/>
    </style:style>
    <style:style style:name="gr7" style:family="graphic" style:parent-style-name="standard">
      <style:graphic-properties draw:stroke="none" draw:stroke-dash="Fine_20_Dashed" svg:stroke-color="#000000" draw:fill="none" draw:fill-color="#ffffff" draw:fill-image-width="0cm" draw:fill-image-height="0cm" fo:min-height="0.824cm"/>
    </style:style>
    <style:style style:name="gr8" style:family="graphic" style:parent-style-name="standard">
      <style:graphic-properties draw:stroke="none" svg:stroke-color="#000000" draw:fill="none" draw:fill-color="#ffffff" fo:min-height="0.8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9cm" svg:x2="1cm" svg:y2="0cm">
          <text:p text:style-name="P3"/>
        </draw:line>
        <draw:line draw:style-name="gr2" draw:text-style-name="P2" draw:layer="layout" svg:x1="-6.097cm" svg:y1="10.202cm" svg:x2="21.6cm" svg:y2="10.2cm">
          <text:p text:style-name="P2"/>
          <text:p text:style-name="P2"><text:span text:style-name="T1"/></text:p>
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X</text:span></text:p>
        </draw:line>
        <draw:path draw:style-name="gr3" draw:text-style-name="P1" draw:layer="layout" svg:width="17.76cm" svg:height="3.176cm" svg:x="2.139cm" svg:y="5.348cm" svg:viewBox="0 0 17761 3177" svg:d="m0 3177c17761-6951 17761-386 17761-386">
          <text:p text:style-name="P3"/>
        </draw:path>
        <draw:line draw:style-name="gr4" draw:text-style-name="P1" draw:layer="layout" svg:x1="2.3cm" svg:y1="8.6cm" svg:x2="2.3cm" svg:y2="10.1cm">
          <text:p text:style-name="P3"/>
        </draw:line>
        <draw:line draw:style-name="gr5" draw:text-style-name="P1" draw:layer="layout" svg:x1="2.139cm" svg:y1="8.525cm" svg:x2="19.943cm" svg:y2="1.574cm">
          <text:p text:style-name="P3"/>
        </draw:line>
        <draw:line draw:style-name="gr4" draw:text-style-name="P1" draw:layer="layout" svg:x1="19.9cm" svg:y1="1.6cm" svg:x2="19.9cm" svg:y2="10.1cm">
          <text:p text:style-name="P3"/>
        </draw:line>
        <draw:frame draw:style-name="gr6" draw:text-style-name="P4" draw:layer="layout" svg:width="1.5cm" svg:height="1.39cm" svg:x="0cm" svg:y="3.1cm">
          <draw:text-box>
            <text:p text:style-name="P3"><text:span text:style-name="T1">Y</text:span></text:p>
          </draw:text-box>
        </draw:frame>
        <draw:frame draw:style-name="gr7" draw:text-style-name="P4" draw:layer="layout" svg:width="3.652cm" svg:height="1.39cm" svg:x="2.3cm" svg:y="8.41cm">
          <draw:text-box>
            <text:p text:style-name="P3"><text:span text:style-name="T1">(X0,Y0)</text:span></text:p>
          </draw:text-box>
        </draw:frame>
        <draw:frame draw:style-name="gr7" draw:text-style-name="P4" draw:layer="layout" svg:width="3.652cm" svg:height="1.39cm" svg:x="16.448cm" svg:y="0.4cm">
          <draw:text-box>
            <text:p text:style-name="P3"><text:span text:style-name="T1">(X1,Y1)</text:span></text:p>
          </draw:text-box>
        </draw:frame>
        <draw:frame draw:style-name="gr8" draw:text-style-name="P4" draw:layer="layout" svg:width="2.282cm" svg:height="1.39cm" svg:x="10.557cm" svg:y="5.708cm">
          <draw:text-box>
            <text:p text:style-name="P3"><text:span text:style-name="T1">y(x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6cm" fo:page-height="11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oninus</meta:initial-creator>
    <meta:creation-date>2009-12-14T18:26:27</meta:creation-date>
    <dc:creator>toninus</dc:creator>
    <dc:date>2009-12-19T18:24:46</dc:date>
    <meta:editing-cycles>7</meta:editing-cycles>
    <meta:editing-duration>PT28M33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